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8.509cm" svg:height="5.969cm" svg:x="6.588cm" svg:y="10.525cm">
          <text:p text:style-name="P1">location_gradient_desc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6.141cm" svg:height="1.673cm" svg:x="7.94cm" svg:y="4.556cm">
          <draw:text-box>
            <text:p>current_position</text:p>
            <text:p>RSSI Distance Data</text:p>
          </draw:text-box>
        </draw:frame>
        <draw:line draw:style-name="gr3" draw:text-style-name="P1" draw:layer="layout" svg:x1="10.398cm" svg:y1="6.461cm" svg:x2="10.398cm" svg:y2="10.525cm">
          <text:p/>
        </draw:line>
        <draw:line draw:style-name="gr3" draw:text-style-name="P1" draw:layer="layout" svg:x1="10.525cm" svg:y1="16.494cm" svg:x2="10.525cm" svg:y2="20.939cm">
          <text:p/>
        </draw:line>
        <draw:frame draw:style-name="gr2" draw:layer="layout" svg:width="4.126cm" svg:height="0.962cm" svg:x="7.695cm" svg:y="20.993cm">
          <draw:text-box>
            <text:p>New position</text:p>
          </draw:text-box>
        </draw:frame>
        <draw:line draw:style-name="gr3" draw:text-style-name="P1" draw:layer="layout" svg:x1="4.048cm" svg:y1="13.319cm" svg:x2="6.588cm" svg:y2="13.319cm">
          <text:p/>
        </draw:line>
        <draw:frame draw:style-name="gr2" draw:layer="layout" svg:width="3.88cm" svg:height="2.384cm" svg:x="1.15cm" svg:y="11.164cm">
          <draw:text-box>
            <text:p>Constants:</text:p>
            <text:p>rx_positions</text:p>
            <text:p>stepsize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tch Davis</meta:initial-creator>
    <meta:creation-date>2012-03-29T22:48:25</meta:creation-date>
    <dc:date>2012-03-29T22:56:37</dc:date>
    <dc:creator>Mitch Davis</dc:creator>
    <meta:editing-duration>PT8M13S</meta:editing-duration>
    <meta:editing-cycles>2</meta:editing-cycles>
    <meta:generator>LibreOffice/3.4$Unix LibreOffice_project/340m1$Build-402</meta:generator>
    <meta:printed-by>Mitch Davis</meta:printed-by>
    <meta:print-date>2012-03-29T22:54:36</meta:print-date>
    <meta:document-statistic meta:object-count="7"/>
  </office:meta>
</office:document-meta>
</file>